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1" svg:font-family="Sans"/>
    <style:font-face style:name="Sans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5.7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41cm"/>
    </style:style>
    <style:style style:name="co6" style:family="table-column">
      <style:table-column-properties fo:break-before="auto" style:column-width="2.1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1" fo:font-size="10pt" fo:font-style="normal" fo:text-shadow="none" style:text-underline-style="none" fo:font-weight="bold" style:font-size-asian="10pt" style:font-style-asian="normal" style:font-weight-asian="bold" style:font-name-complex="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245" table:default-cell-style-name="ce1"/>
        <table:table-column table:style-name="co6" table:number-columns-repeated="768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M1</text:p>
          </table:table-cell>
          <table:table-cell table:style-name="Default" table:formula="of:=AVERAGE([.A$1:.A$1048576])" office:value-type="string" office:string-value="" calcext:value-type="error">
            <text:p>#DIV/0!</text:p>
          </table:table-cell>
          <table:table-cell table:formula="of:=ROUND([.E1];3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M2</text:p>
          </table:table-cell>
          <table:table-cell table:style-name="Default" table:formula="of:=AVERAGE([.B$1:.B$1048576])" office:value-type="string" office:string-value="" calcext:value-type="error">
            <text:p>#DIV/0!</text:p>
          </table:table-cell>
          <table:table-cell table:formula="of:=ROUND([.E2];3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S1</text:p>
          </table:table-cell>
          <table:table-cell table:style-name="Default" table:formula="of:=COM.MICROSOFT.STDEV.S([.A$1:.A$1048576])" office:value-type="string" office:string-value="" calcext:value-type="error">
            <text:p>#DIV/0!</text:p>
          </table:table-cell>
          <table:table-cell table:formula="of:=ROUND([.E3];3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S2</text:p>
          </table:table-cell>
          <table:table-cell table:style-name="Default" table:formula="of:=COM.MICROSOFT.STDEV.S([.B$1:.B$1048576])" office:value-type="string" office:string-value="" calcext:value-type="error">
            <text:p>#DIV/0!</text:p>
          </table:table-cell>
          <table:table-cell table:formula="of:=ROUND([.E4];3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F-test</text:p>
          </table:table-cell>
          <table:table-cell table:style-name="Default" table:formula="of:=COM.MICROSOFT.F.TEST([.A$1:.A$1048576];[.B$1:.B$1048576])" office:value-type="string" office:string-value="" calcext:value-type="error">
            <text:p>#VALUE!</text:p>
          </table:table-cell>
          <table:table-cell table:formula="of:=ROUND([.E5];2)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t-test</text:p>
          </table:table-cell>
          <table:table-cell table:style-name="Default" table:formula="of:=TTEST([.A$1:.A$1048576];[.B$1:.B$1048576];2;IF([.E5]&gt;=0.1;2;3))" office:value-type="string" office:string-value="" calcext:value-type="error">
            <text:p>#VALUE!</text:p>
          </table:table-cell>
          <table:table-cell table:formula="of:=ROUND([.E6];2)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Q0</text:p>
          </table:table-cell>
          <table:table-cell table:style-name="Default" table:formula="of:=QUARTILE([.A$1:.A$1048576];0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Q.25</text:p>
          </table:table-cell>
          <table:table-cell table:style-name="ce2" table:formula="of:=QUARTILE([.A$1:.A$1048576];1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Q.5</text:p>
          </table:table-cell>
          <table:table-cell table:style-name="ce2" table:formula="of:=QUARTILE([.A$1:.A$1048576];2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Q.75</text:p>
          </table:table-cell>
          <table:table-cell table:style-name="ce2" table:formula="of:=QUARTILE([.A$1:.A$1048576];3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Q1</text:p>
          </table:table-cell>
          <table:table-cell table:style-name="Default" table:formula="of:=QUARTILE([.A$1:.A$1048576];4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Q0</text:p>
          </table:table-cell>
          <table:table-cell table:style-name="Default" table:formula="of:=QUARTILE([.B$1:.B$1048576];0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Q.25</text:p>
          </table:table-cell>
          <table:table-cell table:style-name="ce2" table:formula="of:=QUARTILE([.B$1:.B$1048576];1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Q.5</text:p>
          </table:table-cell>
          <table:table-cell table:style-name="ce2" table:formula="of:=QUARTILE([.B$1:.B$1048576];2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Q.75</text:p>
          </table:table-cell>
          <table:table-cell table:style-name="ce2" table:formula="of:=QUARTILE([.B$1:.B$1048576];3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Q1</text:p>
          </table:table-cell>
          <table:table-cell table:style-name="Default" table:formula="of:=QUARTILE([.B$1:.B$1048576];4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1&quot;"/>
        </table:named-expressions>
      </table:table>
      <table:table table:name="Sheet2" table:style-name="ta2">
        <table:table-column table:style-name="co4" table:number-columns-repeated="256" table:default-cell-style-name="ce1"/>
        <table:table-column table:style-name="co6" table:number-columns-repeated="76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2&quot;"/>
        </table:named-expressions>
      </table:table>
      <table:table table:name="Sheet3" table:style-name="ta3">
        <table:table-column table:style-name="co4" table:number-columns-repeated="256" table:default-cell-style-name="ce1"/>
        <table:table-column table:style-name="co6" table:number-columns-repeated="76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3&quot;"/>
        </table:named-expressions>
      </table:table>
      <table:named-expressions>
        <table:named-expression table:name="equal" table:base-cell-address="$Sheet1.$A$1" table:expression="#name?"/>
        <table:named-expression table:name="unequal" table:base-cell-address="$Sheet1.$A$1" table:expression="#name?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1" svg:font-family="Sans"/>
    <style:font-face style:name="Sans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number:text> </number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number:text> </number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4.233cm" fo:margin-bottom="4.233cm" fo:margin-left="2.54cm" fo:margin-right="2.54cm" style:print-page-order="ttb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5T16:27:14.275939608</dc:date>
    <meta:creation-date>2015-02-10T23:03:24</meta:creation-date>
    <meta:generator>LibreOffice/4.2.6.3$Linux_X86_64 LibreOffice_project/420m0$Build-3</meta:generator>
    <dc:creator>Vít Novotný</dc:creator>
    <meta:document-statistic meta:table-count="3" meta:cell-count="38" meta:object-count="0"/>
    <meta:user-defined meta:name="AppVersion">1.1209</meta:user-defined>
  </office:meta>
</office:document-meta>
</file>